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rpose</text:p>
      <text:p text:style-name="Standard"/>
      <text:p text:style-name="Standard">Web application for tracking potential opportunities for trainees in the market. This allows for easier accumulation of data and access. This will be created using a central repository and populated with potential opportunities offered by the Multivision marketing team.</text:p>
      <text:p text:style-name="Standard"/>
      <text:p text:style-name="P1">Requirements</text:p>
      <text:p text:style-name="Standard"/>
      <text:list xml:id="list4929369876358640747" text:style-name="L1">
        <text:list-item>
          <text:p text:style-name="P2">Standalone Web Application built using Spring MVC</text:p>
        </text:list-item>
        <text:list-item>
          <text:p text:style-name="P2">User security using Spring Security Framework</text:p>
        </text:list-item>
        <text:list-item>
          <text:p text:style-name="P2">Users and Requirement History displayed</text:p>
        </text:list-item>
        <text:list-item>
          <text:p text:style-name="P2">Data persisted in Oracle DB using Hibernate</text:p>
        </text:list-item>
        <text:list-item>
          <text:p text:style-name="P2">Users can CRU personal status, can CR requirements and Tech/Skills</text:p>
        </text:list-item>
        <text:list-item>
          <text:p text:style-name="P2">Supervisors can RD all requirements</text:p>
        </text:list-item>
        <text:list-item>
          <text:p text:style-name="P2">Tables can be sortable</text:p>
        </text:list-item>
        <text:list-item>
          <text:p text:style-name="P2">Requirement Analytics</text:p>
          <text:list>
            <text:list-item>
              <text:p text:style-name="P2">Requirement/Date Range</text:p>
            </text:list-item>
            <text:list-item>
              <text:p text:style-name="P2">Vendor Interviews/Date Range</text:p>
            </text:list-item>
            <text:list-item>
              <text:p text:style-name="P2">Client Interviews/Date Range</text:p>
            </text:list-item>
            <text:list-item>
              <text:p text:style-name="P2">Total Requirements</text:p>
            </text:list-item>
            <text:list-item>
              <text:p text:style-name="P2">Total Vendor Interviews</text:p>
            </text:list-item>
            <text:list-item>
              <text:p text:style-name="P2">Total Client Interviews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13:16:52.44</meta:creation-date>
    <dc:date>2014-04-21T15:44:28.78</dc:date>
    <meta:editing-duration>PT32M3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7" meta:word-count="117" meta:character-count="765"/>
  </office:meta>
</office:document-meta>
</file>